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tNetExecTask.getTask( Task t , String vm , String executable , Environment env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otNetExecTask.maybeSetResultPropertyValue( int 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tNetExecTask.internalSetError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ExecTask.isMono( String v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ExecTask.setVm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ExecTask.setupCommandli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tNetExecTask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tNetExecTask.setExecutabl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ExecTask.DotNetExec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